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4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1.27cm" fo:margin-right="0cm" fo:text-indent="-1.27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26pt" fo:text-shadow="1pt 1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ffffff" style:font-name="Segoe UI" fo:font-size="32pt" fo:font-style="normal" fo:text-shadow="1pt 1pt" style:font-size-asian="32pt" style:font-style-asian="normal" style:font-size-complex="32pt" style:font-style-complex="normal"/>
    </style:style>
    <style:style style:name="T4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5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8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3" draw:layer="layout" svg:width="24.892cm" svg:height="4.566cm" svg:x="1.778cm" svg:y="0.762cm">
          <draw:text-box>
            <text:p text:style-name="P1"><text:span text:style-name="T1">HYMN #488</text:span></text:p>
            <text:p text:style-name="P1"><text:span text:style-name="T2">“</text:span><text:span text:style-name="T2">He Is Arisen! Glorious Word”</text:span></text:p>
            <text:p text:style-name="P2"><text:span text:style-name="T3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4.892cm" svg:height="5.653cm" svg:x="1.524cm" svg:y="0.697cm">
          <draw:text-box>
            <text:p text:style-name="P1"><text:span text:style-name="T4">1. </text:span><text:span text:style-name="T5">He is arisen! Glorious Word!</text:span><text:span text:style-name="T5"><text:line-break/></text:span><text:span text:style-name="T5">Now reconciled is God, my Lord;</text:span><text:span text:style-name="T5"><text:line-break/></text:span><text:span text:style-name="T5">The gates of heav’n are op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5" draw:layer="layout" svg:width="24.892cm" svg:height="5.653cm" svg:x="1.524cm" svg:y="0.697cm">
          <draw:text-box>
            <text:p text:style-name="P1"><text:span text:style-name="T6">My Jesus did triumphant die,</text:span><text:span text:style-name="T6"><text:line-break/></text:span><text:span text:style-name="T6">And Satan’s arrows broken lie,</text:span></text:p>
            <text:p text:style-name="P1"><text:span text:style-name="T5">Destroyed hell’s fiercest weap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4" draw:text-style-name="P8" draw:layer="layout" svg:width="24.892cm" svg:height="13.16cm" svg:x="1.778cm" svg:y="0.508cm">
          <draw:text-box>
            <text:p text:style-name="P1"><text:span text:style-name="T5">O hear what cheer! <text:s/></text:span><text:span text:style-name="T5"><text:line-break/></text:span><text:span text:style-name="T5">Christ victorious, Rising glorious,</text:span><text:span text:style-name="T5"><text:line-break/></text:span><text:span text:style-name="T5">Life is giving.</text:span><text:span text:style-name="T5"><text:line-break/></text:span><text:span text:style-name="T5">He was dead but now is living!</text:span></text:p>
            <text:p text:style-name="P7"><text:span text:style-name="T7"><text:line-break/></text:span><text:span text:style-name="T7"/></text:p>
            <text:p text:style-name="P7"><text:span text:style-name="T8"/></text:p>
            <text:p text:style-name="P7"><text:span text:style-name="T8"><text:s text:c="12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5T17:13:54.382000000</meta:creation-date>
    <dc:date>2019-04-20T00:09:03.959000000</dc:date>
    <meta:editing-duration>PT30M52S</meta:editing-duration>
    <meta:editing-cycles>7</meta:editing-cycles>
    <meta:generator>LibreOffice/6.1.5.2$Windows_X86_64 LibreOffice_project/90f8dcf33c87b3705e78202e3df5142b201bd805</meta:generator>
    <meta:document-statistic meta:object-count="81"/>
  </office:meta>
</office:document-meta>
</file>